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520833333333335in"/>
    </style:style>
    <style:style style:name="co3" style:family="table-column">
      <style:table-column-properties fo:break-before="auto" style:column-width="1.7604166666666667in"/>
    </style:style>
    <style:style style:name="co4" style:family="table-column">
      <style:table-column-properties fo:break-before="auto" style:column-width="1.3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Group A Offenses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Rate Per 100,000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4.94">
            <text:p>4.94</text:p>
          </table:table-cell>
        </table:table-row>
        <table:table-row table:style-name="ro2">
          <table:table-cell table:style-name="ce21" office:value-type="string">
            <text:p>Kidnapping/Abduction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1317">
            <text:p>1317</text:p>
          </table:table-cell>
          <table:table-cell table:style-name="ce21" office:value-type="float" office:value="18.32">
            <text:p>18.32</text:p>
          </table:table-cell>
        </table:table-row>
        <table:table-row table:style-name="ro2">
          <table:table-cell table:style-name="ce21" office:value-type="string">
            <text:p>Forcible Sex Offenses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5039">
            <text:p>5039</text:p>
          </table:table-cell>
          <table:table-cell table:style-name="ce21" office:value-type="float" office:value="70.11">
            <text:p>70.1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6609">
            <text:p>6609</text:p>
          </table:table-cell>
          <table:table-cell table:style-name="ce21" office:value-type="float" office:value="91.95">
            <text:p>91.95</text:p>
          </table:table-cell>
        </table:table-row>
        <table:table-row table:style-name="ro2">
          <table:table-cell table:style-name="ce21" office:value-type="string">
            <text:p>Aggravated Assaults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11345">
            <text:p>11345</text:p>
          </table:table-cell>
          <table:table-cell table:style-name="ce21" office:value-type="float" office:value="157.84">
            <text:p>157.84</text:p>
          </table:table-cell>
        </table:table-row>
        <table:table-row table:style-name="ro2">
          <table:table-cell table:style-name="ce21" office:value-type="string">
            <text:p>Simple Assaults/Intimidation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87052">
            <text:p>87052</text:p>
          </table:table-cell>
          <table:table-cell table:style-name="ce21" office:value-type="float" office:value="1211.13">
            <text:p>1211.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1788">
            <text:p>1788</text:p>
          </table:table-cell>
          <table:table-cell table:style-name="ce21" office:value-type="float" office:value="24.88">
            <text:p>24.8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.99">
            <text:p>0.99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29978">
            <text:p>29978</text:p>
          </table:table-cell>
          <table:table-cell table:style-name="ce21" office:value-type="float" office:value="417.07">
            <text:p>417.0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169460">
            <text:p>169460</text:p>
          </table:table-cell>
          <table:table-cell table:style-name="ce21" office:value-type="float" office:value="2357.64">
            <text:p>2357.6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18257">
            <text:p>18257</text:p>
          </table:table-cell>
          <table:table-cell table:style-name="ce21" office:value-type="float" office:value="254">
            <text:p>25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8245">
            <text:p>8245</text:p>
          </table:table-cell>
          <table:table-cell table:style-name="ce21" office:value-type="float" office:value="114.71">
            <text:p>114.7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12374">
            <text:p>12374</text:p>
          </table:table-cell>
          <table:table-cell table:style-name="ce21" office:value-type="float" office:value="172.16">
            <text:p>172.1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3138">
            <text:p>3138</text:p>
          </table:table-cell>
          <table:table-cell table:style-name="ce21" office:value-type="float" office:value="43.66">
            <text:p>43.6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1232">
            <text:p>1232</text:p>
          </table:table-cell>
          <table:table-cell table:style-name="ce21" office:value-type="float" office:value="17.14">
            <text:p>17.14</text:p>
          </table:table-cell>
        </table:table-row>
        <table:table-row table:style-name="ro2">
          <table:table-cell table:style-name="ce21" office:value-type="string">
            <text:p>Damage/Vandalism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90147">
            <text:p>90147</text:p>
          </table:table-cell>
          <table:table-cell table:style-name="ce21" office:value-type="float" office:value="1254.19">
            <text:p>1254.19</text:p>
          </table:table-cell>
        </table:table-row>
        <table:table-row table:style-name="ro2">
          <table:table-cell table:style-name="ce21" office:value-type="string">
            <text:p>Drug/Narcotics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33210">
            <text:p>33210</text:p>
          </table:table-cell>
          <table:table-cell table:style-name="ce21" office:value-type="float" office:value="462.04">
            <text:p>462.04</text:p>
          </table:table-cell>
        </table:table-row>
        <table:table-row table:style-name="ro2">
          <table:table-cell table:style-name="ce21" office:value-type="string">
            <text:p>Nonforcible Sex Offenses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3.77">
            <text:p>3.77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.6">
            <text:p>1.6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.57">
            <text:p>0.57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10.48">
            <text:p>10.48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17">
            <text:p>0.17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2001">
            <text:p>2001</text:p>
          </table:table-cell>
          <table:table-cell table:style-name="ce21" office:value-type="float" office:value="8387">
            <text:p>8387</text:p>
          </table:table-cell>
          <table:table-cell table:style-name="ce21" office:value-type="float" office:value="116.69">
            <text:p>116.69</text:p>
          </table:table-cell>
        </table:table-row>
        <table:table-row table:style-name="ro2">
          <table:table-cell table:style-name="ce21" table:number-columns-spanned="4" table:number-rows-spanned="1" office:value-type="string">
            <text:p>All counts are number of offenses except for offenses against a person in which victims are counted.</text:p>
          </table:table-cell>
          <table:covered-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